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0.18mm"/>
    </style:style>
    <style:style style:name="co2" style:family="table-column">
      <style:table-column-properties fo:break-before="auto" style:column-width="19.33mm"/>
    </style:style>
    <style:style style:name="co3" style:family="table-column">
      <style:table-column-properties fo:break-before="auto" style:column-width="53.64mm"/>
    </style:style>
    <style:style style:name="co4" style:family="table-column">
      <style:table-column-properties fo:break-before="auto" style:column-width="31.4mm"/>
    </style:style>
    <style:style style:name="co5" style:family="table-column">
      <style:table-column-properties fo:break-before="auto" style:column-width="41.2mm"/>
    </style:style>
    <style:style style:name="co6" style:family="table-column">
      <style:table-column-properties fo:break-before="auto" style:column-width="44.93mm"/>
    </style:style>
    <style:style style:name="co7" style:family="table-column">
      <style:table-column-properties fo:break-before="auto" style:column-width="49.55mm"/>
    </style:style>
    <style:style style:name="co8" style:family="table-column">
      <style:table-column-properties fo:break-before="auto" style:column-width="61.26mm"/>
    </style:style>
    <style:style style:name="co9" style:family="table-column">
      <style:table-column-properties fo:break-before="auto" style:column-width="228.21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font-name="Liberation Sans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/>
    </style:style>
    <style:style style:name="ce12" style:family="table-cell" style:parent-style-name="Default">
      <style:table-cell-properties style:text-align-source="fix" style:repeat-content="false" fo:background-color="transparent" fo:padding="0.71mm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esla_FDU_V1 (Bill Of Materials)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15" table:default-cell-style-name="ce6"/>
        <table:table-row table:style-name="ro1">
          <table:table-cell table:style-name="ce5" office:value-type="string" calcext:value-type="string" table:number-columns-spanned="6" table:number-rows-spanned="2">
            <text:p>Tesla Small Drive Unit Logic Board V2(10/2018)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covered-table-cell table:number-columns-repeated="6" table:style-name="ce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Ref Name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Component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Manufacturer</text:p>
          </table:table-cell>
          <table:table-cell table:style-name="ce7" office:value-type="string" calcext:value-type="string">
            <text:p>MPN</text:p>
          </table:table-cell>
          <table:table-cell table:style-name="ce7" office:value-type="string" calcext:value-type="string">
            <text:p>Farnell Part Number</text:p>
          </table:table-cell>
          <table:table-cell table:style-name="ce7" office:value-type="string" calcext:value-type="string">
            <text:p>Mouser Part number</text:p>
          </table:table-cell>
          <table:table-cell table:style-name="ce7" office:value-type="string" calcext:value-type="string">
            <text:p>Description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CONN9,8,7,SWPRO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S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T4052D</text:p>
          </table:table-cell>
          <table:table-cell/>
          <table:table-cell office:value-type="string" calcext:value-type="string">
            <text:p>NXP</text:p>
          </table:table-cell>
          <table:table-cell office:value-type="string" calcext:value-type="string">
            <text:p>74HCT4052D</text:p>
          </table:table-cell>
          <table:table-cell office:value-type="float" office:value="4836730" calcext:value-type="float">
            <text:p>4836730</text:p>
          </table:table-cell>
          <table:table-cell/>
          <table:table-cell office:value-type="string" calcext:value-type="string">
            <text:p>74HCT4052D, Multiplexer/Demultiplexer Dual 4:1, 5 V, 16-Pin, SOIC,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757-5101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75757-5101</text:p>
          </table:table-cell>
          <table:table-cell/>
          <table:table-cell table:style-name="ce16" office:value-type="string" calcext:value-type="string">
            <text:p>538-75757-5101 </text:p>
          </table:table-cell>
          <table:table-cell office:value-type="string" calcext:value-type="string">
            <text:p>Headers &amp; Wire Housings MX150 2X10 VERT HEAD HEADER ASSY 2.5 T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float" office:value="7447709470" calcext:value-type="float">
            <text:p>7447709470</text:p>
          </table:table-cell>
          <table:table-cell/>
          <table:table-cell office:value-type="string" calcext:value-type="string">
            <text:p>Wurth Elektronik</text:p>
          </table:table-cell>
          <table:table-cell office:value-type="float" office:value="7447709470" calcext:value-type="float">
            <text:p>7447709470</text:p>
          </table:table-cell>
          <table:table-cell table:style-name="ce16" office:value-type="float" office:value="1635946" calcext:value-type="float">
            <text:p>1635946</text:p>
          </table:table-cell>
          <table:table-cell/>
          <table:table-cell office:value-type="string" calcext:value-type="string">
            <text:p>SMD-Shielded Power Inductors WE-P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3101EARQZ</text:p>
          </table:table-cell>
          <table:table-cell/>
          <table:table-cell office:value-type="string" calcext:value-type="string">
            <text:p>Analog Devices</text:p>
          </table:table-cell>
          <table:table-cell office:value-type="string" calcext:value-type="string">
            <text:p>ADM3101EARQZ</text:p>
          </table:table-cell>
          <table:table-cell office:value-type="float" office:value="7097966" calcext:value-type="float">
            <text:p>7097966</text:p>
          </table:table-cell>
          <table:table-cell/>
          <table:table-cell office:value-type="string" calcext:value-type="string">
            <text:p>ADM3101EARQZ, Line Transceiver, EIA-232-E, RS-232, V.28, 3.3 V, 16-Pin QSO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41,23,24,106,44,42,43,45,36,4,8,10,11,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F</text:p>
          </table:table-cell>
          <table:table-cell table:style-name="ce12" office:value-type="string" calcext:value-type="string">
            <text:p>MURATA</text:p>
          </table:table-cell>
          <table:table-cell table:style-name="ce12" office:value-type="string" calcext:value-type="string">
            <text:p>GRM219R71C104KA01D</text:p>
          </table:table-cell>
          <table:table-cell table:style-name="ce17" office:value-type="float" office:value="2611934" calcext:value-type="float">
            <text:p>2611934</text:p>
          </table:table-cell>
          <table:table-cell table:style-name="ce13"/>
          <table:table-cell table:style-name="ce12" office:value-type="string" calcext:value-type="string">
            <text:p>Murata 0805 GRM 100nF Ceramic Multilayer Capacitor, 16 V dc X7R Dielectric ±10% SM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8,19,20,33,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nF</text:p>
          </table:table-cell>
          <table:table-cell table:style-name="ce13" office:value-type="string" calcext:value-type="string">
            <text:p>MULTICOMP</text:p>
          </table:table-cell>
          <table:table-cell table:style-name="ce14" office:value-type="string" calcext:value-type="string">
            <text:p>MCSH21B102K160CT </text:p>
          </table:table-cell>
          <table:table-cell table:style-name="ce17" office:value-type="float" office:value="1856432" calcext:value-type="float">
            <text:p>1856432</text:p>
          </table:table-cell>
          <table:table-cell table:style-name="ce13"/>
          <table:table-cell table:style-name="ce13" office:value-type="string" calcext:value-type="string">
            <text:p>SMD Multilayer Ceramic Capacitor, 0805 [2012 Metric], 1000 pF, 16 V, ± 10%, X7R, MCSH Serie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21,22,25,26,28,29,30,31,32,57,58,59,60,61,62,6,7,14,15,3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12" office:value-type="string" calcext:value-type="string">
            <text:p>KEMET</text:p>
          </table:table-cell>
          <table:table-cell table:style-name="ce12" office:value-type="string" calcext:value-type="string">
            <text:p>C0805C105K4RACTU</text:p>
          </table:table-cell>
          <table:table-cell table:style-name="ce17" office:value-type="float" office:value="9227792" calcext:value-type="float">
            <text:p>9227792</text:p>
          </table:table-cell>
          <table:table-cell table:style-name="ce13"/>
          <table:table-cell table:style-name="ce12" office:value-type="string" calcext:value-type="string">
            <text:p>Kemet 0805 1μF Ceramic Multilayer Capacitor, 16V dc X7R Dielectric ±10% SM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46,47,48,49,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nF</text:p>
          </table:table-cell>
          <table:table-cell table:style-name="ce13" office:value-type="string" calcext:value-type="string">
            <text:p>Wurth Elektronik</text:p>
          </table:table-cell>
          <table:table-cell table:style-name="ce15" office:value-type="float" office:value="885012207039" calcext:value-type="float">
            <text:p>885012207039</text:p>
          </table:table-cell>
          <table:table-cell table:style-name="ce16" office:value-type="float" office:value="2534055" calcext:value-type="float">
            <text:p>2534055</text:p>
          </table:table-cell>
          <table:table-cell table:style-name="ce13"/>
          <table:table-cell table:style-name="ce13" office:value-type="string" calcext:value-type="string">
            <text:p>SMD Multilayer Ceramic Capacitor, 0805 [2012 Metric], 0.01 µF, 16 V, ± 10%, X7R,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7pF</text:p>
          </table:table-cell>
          <table:table-cell table:style-name="ce13" office:value-type="string" calcext:value-type="string">
            <text:p>MULTICOMP</text:p>
          </table:table-cell>
          <table:table-cell table:style-name="ce14" office:value-type="string" calcext:value-type="string">
            <text:p>MC0805N270J500CT </text:p>
          </table:table-cell>
          <table:table-cell table:style-name="ce17" office:value-type="float" office:value="1759196" calcext:value-type="float">
            <text:p>1759196</text:p>
          </table:table-cell>
          <table:table-cell table:style-name="ce13"/>
          <table:table-cell table:style-name="ce13" office:value-type="string" calcext:value-type="string">
            <text:p>SMD Multilayer Ceramic Capacitor, 0805 [2012 Metric], 27 pF, 50 V, ± 5%, C0G / NP0, MC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47nF</text:p>
          </table:table-cell>
          <table:table-cell table:style-name="ce13" office:value-type="string" calcext:value-type="string">
            <text:p>YAGEO (PHYCOMP)</text:p>
          </table:table-cell>
          <table:table-cell table:style-name="ce14" office:value-type="string" calcext:value-type="string">
            <text:p>CC0805KRX7R9BB473 </text:p>
          </table:table-cell>
          <table:table-cell table:style-name="ce17" office:value-type="float" office:value="718683" calcext:value-type="float">
            <text:p>718683</text:p>
          </table:table-cell>
          <table:table-cell table:style-name="ce13"/>
          <table:table-cell table:style-name="ce13" office:value-type="string" calcext:value-type="string">
            <text:p>SMD Multilayer Ceramic Capacitor, 0805 [2012 Metric], 0.047 µF, 50 V, ± 10%, X7R, CC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_el</text:p>
          </table:table-cell>
          <table:table-cell office:value-type="string" calcext:value-type="string">
            <text:p>100uF</text:p>
          </table:table-cell>
          <table:table-cell table:style-name="ce13" office:value-type="string" calcext:value-type="string">
            <text:p>MULTICOMP</text:p>
          </table:table-cell>
          <table:table-cell table:style-name="ce14" office:value-type="string" calcext:value-type="string">
            <text:p>MCMR6V3107M6.3X7 </text:p>
          </table:table-cell>
          <table:table-cell table:style-name="ce17" office:value-type="float" office:value="9452567" calcext:value-type="float">
            <text:p>9452567</text:p>
          </table:table-cell>
          <table:table-cell table:style-name="ce13"/>
          <table:table-cell table:style-name="ce13" office:value-type="string" calcext:value-type="string">
            <text:p>Electrolytic Capacitor, 100 µF, 6.3 V, MCMHR Series, ± 20%, Radial Leaded, 6.3 m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74HC30M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CD74HC30M</text:p>
          </table:table-cell>
          <table:table-cell office:value-type="float" office:value="526824" calcext:value-type="float">
            <text:p>526824</text:p>
          </table:table-cell>
          <table:table-cell/>
          <table:table-cell office:value-type="string" calcext:value-type="string">
            <text:p>CD74HC30M, Logic Gate 8 Input NAND, HC, 5.2mA 2 to 6V 14-Pin SO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TC26HM</text:p>
          </table:table-cell>
          <table:table-cell office:value-type="string" calcext:value-type="string">
            <text:p>32.768kHz</text:p>
          </table:table-cell>
          <table:table-cell table:style-name="ce13" office:value-type="string" calcext:value-type="string">
            <text:p>RALTRON</text:p>
          </table:table-cell>
          <table:table-cell table:style-name="ce14" office:value-type="string" calcext:value-type="string">
            <text:p>R26-32.768- 12.5 </text:p>
          </table:table-cell>
          <table:table-cell table:style-name="ce14" office:value-type="float" office:value="1652573" calcext:value-type="float">
            <text:p>1652573</text:p>
          </table:table-cell>
          <table:table-cell table:style-name="ce13"/>
          <table:table-cell table:style-name="ce13" office:value-type="string" calcext:value-type="string">
            <text:p>Crystal, 32.768 kHz, Cylinder Radial, 6.2mm x 2mm Dia, 12.5 pF, 20 ppm, R26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2,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10pF</text:p>
          </table:table-cell>
          <table:table-cell table:style-name="ce13" office:value-type="string" calcext:value-type="string">
            <text:p>Wurth Elektronik</text:p>
          </table:table-cell>
          <table:table-cell table:style-name="ce14" office:value-type="float" office:value="885012007010" calcext:value-type="float">
            <text:p>885012007010</text:p>
          </table:table-cell>
          <table:table-cell table:style-name="ce14" office:value-type="float" office:value="2533859" calcext:value-type="float">
            <text:p>2533859</text:p>
          </table:table-cell>
          <table:table-cell table:style-name="ce13"/>
          <table:table-cell table:style-name="ce13" office:value-type="string" calcext:value-type="string">
            <text:p>SMD Multilayer Ceramic Capacitor, 0805 [2012 Metric], 10 pF, 16 V, ± 5%, C0G / NP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5,9,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10uF</text:p>
          </table:table-cell>
          <table:table-cell table:style-name="ce12" office:value-type="string" calcext:value-type="string">
            <text:p>MURATA</text:p>
          </table:table-cell>
          <table:table-cell table:style-name="ce12" office:value-type="string" calcext:value-type="string">
            <text:p>GRM21BR61E106KA73L</text:p>
          </table:table-cell>
          <table:table-cell table:style-name="ce14" office:value-type="float" office:value="1735530" calcext:value-type="float">
            <text:p>1735530</text:p>
          </table:table-cell>
          <table:table-cell table:style-name="ce13"/>
          <table:table-cell table:style-name="ce13" office:value-type="string" calcext:value-type="string">
            <text:p>SMD Multilayer Ceramic Capacitor, 0805 [2012 Metric], 10 µF, 25 V, ± 10%, X5R, GRM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EFK1A221XP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EFK1A221XP</text:p>
          </table:table-cell>
          <table:table-cell office:value-type="float" office:value="7083342" calcext:value-type="float">
            <text:p>7083342</text:p>
          </table:table-cell>
          <table:table-cell/>
          <table:table-cell office:value-type="string" calcext:value-type="string">
            <text:p>Ecap 220uF 10V D8 Case FK SMD Panasonic 220F 10 V dc Aluminium Electrolytic Capacitor, FK SMD Series 2000h 6.3 Dia. x 7.7m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VEB2C680SM</text:p>
          </table:table-cell>
          <table:table-cell office:value-type="string" calcext:value-type="string">
            <text:p>680u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VEB2C680SM</text:p>
          </table:table-cell>
          <table:table-cell table:style-name="ce16" office:value-type="float" office:value="2326340" calcext:value-type="float">
            <text:p>2326340</text:p>
          </table:table-cell>
          <table:table-cell table:style-name="ce16" office:value-type="string" calcext:value-type="string">
            <text:p>667-EEV-EB2C680SM </text:p>
          </table:table-cell>
          <table:table-cell office:value-type="string" calcext:value-type="string">
            <text:p>PANASONIC ELECTRONIC COMPONENTS - EEVEB2C680SM - CAP, ALU ELEC, 68UF, 160V, SM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DU_IGBT_CONN</text:p>
          </table:table-cell>
          <table:table-cell/>
          <table:table-cell office:value-type="string" calcext:value-type="string">
            <text:p>3M</text:p>
          </table:table-cell>
          <table:table-cell table:style-name="ce15" office:value-type="string" calcext:value-type="string">
            <text:p>929975-01-36</text:p>
          </table:table-cell>
          <table:table-cell table:style-name="ce15" office:value-type="string" calcext:value-type="string">
            <text:p>828-2058</text:p>
          </table:table-cell>
          <table:table-cell/>
          <table:table-cell office:value-type="string" calcext:value-type="string">
            <text:p>3M 929 Series 929975 Series Number 2.54mm Pitch 72 Way 2 Row Straight PCB Hea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117SOT223</text:p>
          </table:table-cell>
          <table:table-cell office:value-type="string" calcext:value-type="string">
            <text:p>LD1117-3.3</text:p>
          </table:table-cell>
          <table:table-cell table:style-name="ce13" office:value-type="string" calcext:value-type="string">
            <text:p>STMICROELECTRONICS</text:p>
          </table:table-cell>
          <table:table-cell table:style-name="ce14" office:value-type="string" calcext:value-type="string">
            <text:p>LD1117S33CTR </text:p>
          </table:table-cell>
          <table:table-cell table:style-name="ce14" office:value-type="float" office:value="1467779" calcext:value-type="float">
            <text:p>1467779</text:p>
          </table:table-cell>
          <table:table-cell table:style-name="ce13"/>
          <table:table-cell table:style-name="ce13" office:value-type="string" calcext:value-type="string">
            <text:p>Fixed LDO Voltage Regulator, 4.75V to 15V, 1.1V Dropout, 3.3Vout, 950mAout, SOT-223-4 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ED1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0805</text:p>
          </table:table-cell>
          <table:table-cell/>
          <table:table-cell table:style-name="ce12" office:value-type="string" calcext:value-type="string">
            <text:p>MULTICOMP</text:p>
          </table:table-cell>
          <table:table-cell table:style-name="ce14" office:value-type="string" calcext:value-type="string">
            <text:p>MCL-S270GC </text:p>
          </table:table-cell>
          <table:table-cell table:style-name="ce14" office:value-type="float" office:value="1581242" calcext:value-type="float">
            <text:p>1581242</text:p>
          </table:table-cell>
          <table:table-cell table:style-name="ce13"/>
          <table:table-cell table:style-name="ce13" office:value-type="string" calcext:value-type="string">
            <text:p>LED, Green, SMD, 1.25mm x 1.4mm, 20 mA, 2.1 V, 570 n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XTAL011301</text:p>
          </table:table-cell>
          <table:table-cell office:value-type="string" calcext:value-type="string">
            <text:p>8.00MHz</text:p>
          </table:table-cell>
          <table:table-cell office:value-type="string" calcext:value-type="string">
            <text:p>IQD</text:p>
          </table:table-cell>
          <table:table-cell office:value-type="string" calcext:value-type="string">
            <text:p>LFXTAL011301</text:p>
          </table:table-cell>
          <table:table-cell office:value-type="float" office:value="4789656" calcext:value-type="float">
            <text:p>4789656</text:p>
          </table:table-cell>
          <table:table-cell/>
          <table:table-cell office:value-type="string" calcext:value-type="string">
            <text:p>Crystal SMD 8.000MHz HC49S-SMD Crystal 8MHz, 30ppm, 2-Pin HC-49-4H-SM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596S-5.0_NOPB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LM2596S-5.0/NOPB</text:p>
          </table:table-cell>
          <table:table-cell office:value-type="float" office:value="5333692" calcext:value-type="float">
            <text:p>5333692</text:p>
          </table:table-cell>
          <table:table-cell/>
          <table:table-cell office:value-type="string" calcext:value-type="string">
            <text:p>SIMPLE SWITCHER 4.5V to 40V, 3A Low Component Count Step-Down Regulat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901DT</text:p>
          </table:table-cell>
          <table:table-cell/>
          <table:table-cell office:value-type="string" calcext:value-type="string">
            <text:p>STMicroelectronics</text:p>
          </table:table-cell>
          <table:table-cell office:value-type="string" calcext:value-type="string">
            <text:p>LM2901DT</text:p>
          </table:table-cell>
          <table:table-cell office:value-type="float" office:value="7140745" calcext:value-type="float">
            <text:p>7140745</text:p>
          </table:table-cell>
          <table:table-cell/>
          <table:table-cell office:value-type="string" calcext:value-type="string">
            <text:p>LM2901DT, Quad Comparator Open Collector 1.3s 12 V, 15 V, 18 V, 24 V, 28 V, 3 V, 5 V, 9 V 14-Pin S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_PM0603</text:p>
          </table:table-cell>
          <table:table-cell office:value-type="string" calcext:value-type="string">
            <text:p>10uH</text:p>
          </table:table-cell>
          <table:table-cell table:style-name="ce13" office:value-type="string" calcext:value-type="string">
            <text:p>TDK</text:p>
          </table:table-cell>
          <table:table-cell table:style-name="ce14" office:value-type="string" calcext:value-type="string">
            <text:p>MLZ1608M100WT </text:p>
          </table:table-cell>
          <table:table-cell table:style-name="ce14" office:value-type="float" office:value="2215635" calcext:value-type="float">
            <text:p>2215635</text:p>
          </table:table-cell>
          <table:table-cell table:style-name="ce13"/>
          <table:table-cell table:style-name="ce13" office:value-type="string" calcext:value-type="string">
            <text:p>Surface Mount High Frequency Inductor, MLZ Series, 10 µH, 250 mA, 0603 [1608 Metric], Multilay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1,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BRS540T3G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BRS540T3G</text:p>
          </table:table-cell>
          <table:table-cell office:value-type="float" office:value="1250012" calcext:value-type="float">
            <text:p>1250012</text:p>
          </table:table-cell>
          <table:table-cell/>
          <table:table-cell office:value-type="string" calcext:value-type="string">
            <text:p>Diode Schottky 40V 5A SMC ON Semiconductor MBRS540T3G Schottky Diode, 5A, 40V, 2-Pin SM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74HCT573ADWR2G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C74HCT573ADWR2G</text:p>
          </table:table-cell>
          <table:table-cell table:style-name="ce16" office:value-type="float" office:value="2814898" calcext:value-type="float">
            <text:p>2814898</text:p>
          </table:table-cell>
          <table:table-cell table:style-name="ce16" office:value-type="string" calcext:value-type="string">
            <text:p>863-MC74HCT573ADWR2G </text:p>
          </table:table-cell>
          <table:table-cell office:value-type="string" calcext:value-type="string">
            <text:p>TRANSPARENT LATCH, OCTAL, SOIC-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02-I_SN</text:p>
          </table:table-cell>
          <table:table-cell/>
          <table:table-cell office:value-type="string" calcext:value-type="string">
            <text:p>Microchip</text:p>
          </table:table-cell>
          <table:table-cell office:value-type="string" calcext:value-type="string">
            <text:p>MCP602-I/SN</text:p>
          </table:table-cell>
          <table:table-cell office:value-type="float" office:value="3792588" calcext:value-type="float">
            <text:p>3792588</text:p>
          </table:table-cell>
          <table:table-cell/>
          <table:table-cell office:value-type="string" calcext:value-type="string">
            <text:p>Operational Amplifier, Dual, 2 Amplifier, 2.8 MHz, 2.3 V/µs, 2.7V to 5.5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3904</text:p>
          </table:table-cell>
          <table:table-cell/>
          <table:table-cell office:value-type="string" calcext:value-type="string">
            <text:p>Fairchild Semiconductor</text:p>
          </table:table-cell>
          <table:table-cell office:value-type="string" calcext:value-type="string">
            <text:p>MMBT3904</text:p>
          </table:table-cell>
          <table:table-cell office:value-type="float" office:value="7390303" calcext:value-type="float">
            <text:p>7390303</text:p>
          </table:table-cell>
          <table:table-cell/>
          <table:table-cell office:value-type="string" calcext:value-type="string">
            <text:p>Transistor GP BJT NPN 40V 0.2A SOT23 Fairchild MMBT3904 NPN Bipolar Transistor, 0.2 A, 40 V, 3-Pin SOT-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8,6,38,39,40,41,43,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style-name="ce13" office:value-type="string" calcext:value-type="string">
            <text:p>MULTICOMP</text:p>
          </table:table-cell>
          <table:table-cell table:style-name="ce14" office:value-type="string" calcext:value-type="string">
            <text:p>MC01W080551K </text:p>
          </table:table-cell>
          <table:table-cell table:style-name="ce14" office:value-type="float" office:value="9333711" calcext:value-type="float">
            <text:p>9333711</text:p>
          </table:table-cell>
          <table:table-cell table:style-name="ce13"/>
          <table:table-cell table:style-name="ce13" office:value-type="string" calcext:value-type="string">
            <text:p>SMD Chip Resistor, Thick Film, 1 kohm, 150 V, 0805 [2012 Metric], 100 mW, ± 5%, MC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24,26,28,32,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5</text:p>
          </table:table-cell>
          <table:table-cell table:style-name="ce13" office:value-type="string" calcext:value-type="string">
            <text:p>Panasonic</text:p>
          </table:table-cell>
          <table:table-cell table:style-name="ce14" office:value-type="string" calcext:value-type="string">
            <text:p>ERJ6RBD1501V </text:p>
          </table:table-cell>
          <table:table-cell table:style-name="ce14" office:value-type="float" office:value="2380317" calcext:value-type="float">
            <text:p>2380317</text:p>
          </table:table-cell>
          <table:table-cell table:style-name="ce13"/>
          <table:table-cell table:style-name="ce13" office:value-type="string" calcext:value-type="string">
            <text:p>SMD Chip Resistor, Thick Film, 1.5 kohm, 150 V, 0805 [2012 Metric], 100 mW, ± 0.5%, ERJ6E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3,7,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K3</text:p>
          </table:table-cell>
          <table:table-cell table:style-name="ce13" office:value-type="string" calcext:value-type="string">
            <text:p>Panasonic</text:p>
          </table:table-cell>
          <table:table-cell table:style-name="ce14" office:value-type="string" calcext:value-type="string">
            <text:p>ERJ6RBD3301V </text:p>
          </table:table-cell>
          <table:table-cell table:style-name="ce14" office:value-type="float" office:value="2380370" calcext:value-type="float">
            <text:p>2380370</text:p>
          </table:table-cell>
          <table:table-cell table:style-name="ce13"/>
          <table:table-cell table:style-name="ce13" office:value-type="string" calcext:value-type="string">
            <text:p>SMD Chip Resistor, Thick Film, 3.3 kohm, 150 V, 0805 [2012 Metric], 100 mW, ± 0.5%, ERJ6E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K16</text:p>
          </table:table-cell>
          <table:table-cell table:style-name="ce13" office:value-type="string" calcext:value-type="string">
            <text:p>Panasonic</text:p>
          </table:table-cell>
          <table:table-cell table:style-name="ce14" office:value-type="string" calcext:value-type="string">
            <text:p>ERJ6ENF3161V</text:p>
          </table:table-cell>
          <table:table-cell table:style-name="ce14" office:value-type="float" office:value="2303602" calcext:value-type="float">
            <text:p>2303602</text:p>
          </table:table-cell>
          <table:table-cell table:style-name="ce13"/>
          <table:table-cell table:style-name="ce13" office:value-type="string" calcext:value-type="string">
            <text:p>SMD Chip Resistor, 3.16 kohm, ERJ6E Series, 150 V, Thick Film, 08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47,23,25,27,31,34,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K7</text:p>
          </table:table-cell>
          <table:table-cell table:style-name="ce13" office:value-type="string" calcext:value-type="string">
            <text:p>Panasonic</text:p>
          </table:table-cell>
          <table:table-cell table:style-name="ce14" office:value-type="string" calcext:value-type="string">
            <text:p>ERJ6RBD4701V </text:p>
          </table:table-cell>
          <table:table-cell table:style-name="ce14" office:value-type="float" office:value="2380397" calcext:value-type="float">
            <text:p>2380397</text:p>
          </table:table-cell>
          <table:table-cell table:style-name="ce13"/>
          <table:table-cell table:style-name="ce13" office:value-type="string" calcext:value-type="string">
            <text:p>SMD Chip Resistor, Thick Film, 4.7 kohm, 150 V, 0805 [2012 Metric], 100 mW, ± 0.5%, ERJ6E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2,4,9,10,12,14,15,46,51,1,18,19,20,21,29,30,36,37,13,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style-name="ce13" office:value-type="string" calcext:value-type="string">
            <text:p>BOURNS</text:p>
          </table:table-cell>
          <table:table-cell table:style-name="ce14" office:value-type="string" calcext:value-type="string">
            <text:p>CRT0805-FZ-1002ELF </text:p>
          </table:table-cell>
          <table:table-cell table:style-name="ce14" office:value-type="float" office:value="2008317" calcext:value-type="float">
            <text:p>2008317</text:p>
          </table:table-cell>
          <table:table-cell table:style-name="ce13"/>
          <table:table-cell table:style-name="ce13" office:value-type="string" calcext:value-type="string">
            <text:p>SMD Chip Resistor, Thin Film, 10 kohm, 100 V, 0805 [2012 Metric], 100 mW, ± 1%, CRT Series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70K</text:p>
          </table:table-cell>
          <table:table-cell table:style-name="ce13" office:value-type="string" calcext:value-type="string">
            <text:p>VISHAY</text:p>
          </table:table-cell>
          <table:table-cell table:style-name="ce15" office:value-type="string" calcext:value-type="string">
            <text:p>CRCW0805470KFKEA</text:p>
          </table:table-cell>
          <table:table-cell table:style-name="ce15" office:value-type="float" office:value="1653006" calcext:value-type="float">
            <text:p>1653006</text:p>
          </table:table-cell>
          <table:table-cell table:style-name="ce13"/>
          <table:table-cell table:style-name="ce13" office:value-type="string" calcext:value-type="string">
            <text:p>SMD Chip Resistor, 470 kohm, CRCW Series, 150 V, Thick Film, 08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7K</text:p>
          </table:table-cell>
          <table:table-cell table:style-name="ce13" office:value-type="string" calcext:value-type="string">
            <text:p>Panasonic</text:p>
          </table:table-cell>
          <table:table-cell table:style-name="ce14" office:value-type="string" calcext:value-type="string">
            <text:p>ERJ6RBD4702V </text:p>
          </table:table-cell>
          <table:table-cell table:style-name="ce14" office:value-type="float" office:value="2380398" calcext:value-type="float">
            <text:p>2380398</text:p>
          </table:table-cell>
          <table:table-cell table:style-name="ce13"/>
          <table:table-cell table:style-name="ce13" office:value-type="string" calcext:value-type="string">
            <text:p>SMD Chip Resistor, Thick Film, 47 kohm, 150 V, 0805 [2012 Metric], 100 mW, ± 0.5%, ERJ6E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55,62,63,64,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50K</text:p>
          </table:table-cell>
          <table:table-cell table:style-name="ce13" office:value-type="string" calcext:value-type="string">
            <text:p>YAGEO (PHYCOMP)</text:p>
          </table:table-cell>
          <table:table-cell table:style-name="ce14" office:value-type="string" calcext:value-type="string">
            <text:p>RC0805FR-07150KL</text:p>
          </table:table-cell>
          <table:table-cell table:style-name="ce14" office:value-type="float" office:value="9237895" calcext:value-type="float">
            <text:p>9237895</text:p>
          </table:table-cell>
          <table:table-cell table:style-name="ce13"/>
          <table:table-cell table:style-name="ce13" office:value-type="string" calcext:value-type="string">
            <text:p>SMD Chip Resistor, 150 kohm, RC Series, 150 V, Thick Film, 08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69,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0R4</text:p>
          </table:table-cell>
          <table:table-cell table:style-name="ce13" office:value-type="string" calcext:value-type="string">
            <text:p>TE CONNECTIVITY</text:p>
          </table:table-cell>
          <table:table-cell table:style-name="ce14" office:value-type="string" calcext:value-type="string">
            <text:p>RN73C2A60R4BTDF </text:p>
          </table:table-cell>
          <table:table-cell table:style-name="ce14" office:value-type="string" calcext:value-type="string">
            <text:p>2688288RL </text:p>
          </table:table-cell>
          <table:table-cell table:style-name="ce13"/>
          <table:table-cell table:style-name="ce13" office:value-type="string" calcext:value-type="string">
            <text:p>SMD Chip Resistor, Precision, 60.4 ohm, 100 V, 0805 [2012 Metric], 100 mW, ± 0.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45,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0K</text:p>
          </table:table-cell>
          <table:table-cell table:style-name="ce13" office:value-type="string" calcext:value-type="string">
            <text:p>MULTICOMP</text:p>
          </table:table-cell>
          <table:table-cell table:style-name="ce14" office:value-type="string" calcext:value-type="string">
            <text:p>MC01W08055100K </text:p>
          </table:table-cell>
          <table:table-cell table:style-name="ce14" office:value-type="float" office:value="9333738" calcext:value-type="float">
            <text:p>9333738</text:p>
          </table:table-cell>
          <table:table-cell table:style-name="ce13"/>
          <table:table-cell table:style-name="ce19" office:value-type="string" calcext:value-type="string">
            <text:p>SMD Chip Resistor, 100 kohm, 150 V, 0805 [2012 Metric], 100 mW, ± 5%, MC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44,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2K</text:p>
          </table:table-cell>
          <table:table-cell table:style-name="ce13" office:value-type="string" calcext:value-type="string">
            <text:p>VISHAY</text:p>
          </table:table-cell>
          <table:table-cell table:style-name="ce14" office:value-type="string" calcext:value-type="string">
            <text:p>CRCW080562K0FKEA</text:p>
          </table:table-cell>
          <table:table-cell table:style-name="ce14" office:value-type="float" office:value="2139013" calcext:value-type="float">
            <text:p>2139013</text:p>
          </table:table-cell>
          <table:table-cell table:style-name="ce13"/>
          <table:table-cell table:style-name="ce19" office:value-type="string" calcext:value-type="string">
            <text:p>SMD Chip Resistor, 62 kohm, CRCW Series, 150 V, Thick Film, 08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0R</text:p>
          </table:table-cell>
          <table:table-cell table:style-name="ce13" office:value-type="string" calcext:value-type="string">
            <text:p>MULTICOMP</text:p>
          </table:table-cell>
          <table:table-cell table:style-name="ce14" office:value-type="string" calcext:value-type="string">
            <text:p>MC01W08055100R </text:p>
          </table:table-cell>
          <table:table-cell table:style-name="ce14" office:value-type="float" office:value="9333703" calcext:value-type="float">
            <text:p>9333703</text:p>
          </table:table-cell>
          <table:table-cell table:style-name="ce13"/>
          <table:table-cell table:style-name="ce13" office:value-type="string" calcext:value-type="string">
            <text:p>SMD Chip Resistor, Thick Film, 100 ohm, 100 V, 0805 [2012 Metric], 100 mW, ± 5%, MC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70R</text:p>
          </table:table-cell>
          <table:table-cell table:style-name="ce13" office:value-type="string" calcext:value-type="string">
            <text:p>Panasonic</text:p>
          </table:table-cell>
          <table:table-cell table:style-name="ce14" office:value-type="string" calcext:value-type="string">
            <text:p>ERJ6RBD4700V </text:p>
          </table:table-cell>
          <table:table-cell table:style-name="ce14" office:value-type="float" office:value="2380396" calcext:value-type="float">
            <text:p>2380396</text:p>
          </table:table-cell>
          <table:table-cell table:style-name="ce13"/>
          <table:table-cell table:style-name="ce13" office:value-type="string" calcext:value-type="string">
            <text:p>SMD Chip Resistor, Thick Film, 470 ohm, 150 V, 0805 [2012 Metric], 100 mW, ± 0.5%, ERJ6E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56,57,58,59,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560R</text:p>
          </table:table-cell>
          <table:table-cell table:style-name="ce13" office:value-type="string" calcext:value-type="string">
            <text:p>VISHAY</text:p>
          </table:table-cell>
          <table:table-cell table:style-name="ce15" office:value-type="string" calcext:value-type="string">
            <text:p>CRCW0805560RFKEA </text:p>
          </table:table-cell>
          <table:table-cell table:style-name="ce15" office:value-type="float" office:value="1469945" calcext:value-type="float">
            <text:p>1469945</text:p>
          </table:table-cell>
          <table:table-cell table:style-name="ce13"/>
          <table:table-cell table:style-name="ce13" office:value-type="string" calcext:value-type="string">
            <text:p><text:s/>SMD Chip Resistor, Thick Film, 560 ohm, 150 V, 0805 [2012 Metric], 125 mW, ± 1%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CONN3,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S02BA-AIT2-1AK</text:p>
          </table:table-cell>
          <table:table-cell table:style-name="ce8"/>
          <table:table-cell table:style-name="ce8" office:value-type="string" calcext:value-type="string">
            <text:p>JST Automotive</text:p>
          </table:table-cell>
          <table:table-cell table:style-name="ce8" office:value-type="string" calcext:value-type="string">
            <text:p>S02BA-AIT2-1AK</text:p>
          </table:table-cell>
          <table:table-cell table:style-name="ce8"/>
          <table:table-cell table:style-name="ce18" office:value-type="string" calcext:value-type="string">
            <text:p>306-S02BA-AIT2-1AK </text:p>
          </table:table-cell>
          <table:table-cell table:style-name="ce8" office:value-type="string" calcext:value-type="string">
            <text:p>Automotive Connectors 2P BLK Side Entry Brs tin plated pin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NN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06B-AIT2-1AK</text:p>
          </table:table-cell>
          <table:table-cell/>
          <table:table-cell office:value-type="string" calcext:value-type="string">
            <text:p>JST Automotive</text:p>
          </table:table-cell>
          <table:table-cell office:value-type="string" calcext:value-type="string">
            <text:p>S06B-AIT2-1AK</text:p>
          </table:table-cell>
          <table:table-cell/>
          <table:table-cell table:style-name="ce16" office:value-type="string" calcext:value-type="string">
            <text:p>306-S06B-AIT2-1AK </text:p>
          </table:table-cell>
          <table:table-cell office:value-type="string" calcext:value-type="string">
            <text:p>Automotive Connectors 6CIR BLK SNGL ROW SIDE EN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N65HVD234</text:p>
          </table:table-cell>
          <table:table-cell table:style-name="ce13" office:value-type="string" calcext:value-type="string">
            <text:p>TEXAS INSTRUMENTS</text:p>
          </table:table-cell>
          <table:table-cell table:style-name="ce14" office:value-type="string" calcext:value-type="string">
            <text:p>SN65HVD234D </text:p>
          </table:table-cell>
          <table:table-cell table:style-name="ce14" office:value-type="float" office:value="1212363" calcext:value-type="float">
            <text:p>1212363</text:p>
          </table:table-cell>
          <table:table-cell table:style-name="ce13"/>
          <table:table-cell table:style-name="ce13" office:value-type="string" calcext:value-type="string">
            <text:p>CAN Bus, Transceiver, CAN, 1, 1, 3 V, 3.6 V, SO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103</text:p>
          </table:table-cell>
          <table:table-cell office:value-type="string" calcext:value-type="string">
            <text:p>STM32F103RBT6</text:p>
          </table:table-cell>
          <table:table-cell table:style-name="ce13" office:value-type="string" calcext:value-type="string">
            <text:p>STMICROELECTRONICS</text:p>
          </table:table-cell>
          <table:table-cell table:style-name="ce14" office:value-type="string" calcext:value-type="string">
            <text:p>STM32F103RBT6 </text:p>
          </table:table-cell>
          <table:table-cell table:style-name="ce14" office:value-type="float" office:value="1447640" calcext:value-type="float">
            <text:p>1447640</text:p>
          </table:table-cell>
          <table:table-cell table:style-name="ce13"/>
          <table:table-cell table:style-name="ce13" office:value-type="string" calcext:value-type="string">
            <text:p>ARM Microcontroller, Motor Control, ARM Cortex-M3, 32bit, 72 MHz, 128 KB, 20 KB, 64 Pin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N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821120A1S100CEU</text:p>
          </table:table-cell>
          <table:table-cell/>
          <table:table-cell office:value-type="string" calcext:value-type="string">
            <text:p>AMPHENOL</text:p>
          </table:table-cell>
          <table:table-cell office:value-type="string" calcext:value-type="string">
            <text:p>T821120A1S100CEU</text:p>
          </table:table-cell>
          <table:table-cell office:value-type="float" office:value="8323499" calcext:value-type="float">
            <text:p>8323499</text:p>
          </table:table-cell>
          <table:table-cell/>
          <table:table-cell office:value-type="string" calcext:value-type="string">
            <text:p>HEADER, VERTICAL, 2.54MM, 20W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13,IC14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CV8401ADTRKG</text:p>
          </table:table-cell>
          <table:table-cell/>
          <table:table-cell table:style-name="ce10" office:value-type="string" calcext:value-type="string">
            <text:p>ON Semiconductor</text:p>
          </table:table-cell>
          <table:table-cell table:style-name="ce10" office:value-type="string" calcext:value-type="string">
            <text:p>NCV8401ADTRKG</text:p>
          </table:table-cell>
          <table:table-cell table:style-name="ce10" office:value-type="float" office:value="8079877" calcext:value-type="float">
            <text:p>8079877</text:p>
          </table:table-cell>
          <table:table-cell/>
          <table:table-cell table:style-name="ce13" office:value-type="string" calcext:value-type="string">
            <text:p>Power Load Distribution Switch IC, Low Side, 1 Output, ± 14 V in, 16 A, 0.034 ohm</text:p>
          </table:table-cell>
          <table:table-cell table:number-columns-repeated="1015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IE">
      <number:day number:style="long"/>
      <number:text>-</number:text>
      <number:month number:textual="true"/>
    </number:date-style>
    <number:date-style style:name="N10113" number:language="en" number:country="IE">
      <number:month number:textual="true"/>
      <number:text>-</number:text>
      <number:year/>
    </number:date-style>
    <number:time-style style:name="N10114" number:language="en" number:country="IE">
      <number:hours/>
      <number:text>:</number:text>
      <number:minutes number:style="long"/>
      <number:text> </number:text>
      <number:am-pm/>
    </number:time-style>
    <number:time-style style:name="N10115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8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9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1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1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2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2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9">00/00/0000</text:date>, <text:time style:data-style-name="N2" text:time-value="09:10:20.9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9T09:23:37.971000000</dc:date>
    <meta:editing-duration>PT3H25M50S</meta:editing-duration>
    <meta:editing-cycles>26</meta:editing-cycles>
    <meta:generator>LibreOffice/6.1.0.3$Windows_X86_64 LibreOffice_project/efb621ed25068d70781dc026f7e9c5187a4decd1</meta:generator>
    <meta:document-statistic meta:table-count="1" meta:cell-count="390" meta:object-count="0"/>
  </office:meta>
</office:document-meta>
</file>